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style:font-name="Times New Roman1" style:font-name-asian="Times New Roman1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vocado Lime Drizzle</text:p>
      <text:p text:style-name="Standard"/>
      <text:p text:style-name="Standard">A squeeze of lime</text:p>
      <text:p text:style-name="Standard">½ to 1 tsp sugar</text:p>
      <text:p text:style-name="Standard">½ tsp chili powder</text:p>
      <text:p text:style-name="Standard"><text:span text:style-name="T1">⅓</text:span> cup olive oil</text:p>
      <text:p text:style-name="Standard"/>
      <text:p text:style-name="Standard">Drizzle over avocado halv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m </meta:initial-creator>
    <meta:creation-date>2011-06-19T23:47:35</meta:creation-date>
    <meta:document-statistic meta:table-count="0" meta:image-count="0" meta:object-count="0" meta:page-count="1" meta:paragraph-count="6" meta:word-count="24" meta:character-count="114"/>
    <dc:date>2011-06-19T23:58:18</dc:date>
    <dc:creator>robertm </dc:creator>
    <meta:editing-duration>PT10M45S</meta:editing-duration>
    <meta:editing-cycles>1</meta:editing-cycles>
    <meta:generator>LibreOffice/3.3$Unix LibreOffice_project/330m19$Build-202</meta:generator>
  </office:meta>
</office:document-meta>
</file>